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SQLDiskCacheAttribut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SQLDiskCacheAttributes.getOptimizationSche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SQLDiskCacheAttributes.isBalkDuringOptim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SQLDiskCacheAttributes.setBalkDuringOptimization( boolean balkDuringOptimiz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ySQLDiskCacheAttributes.setOptimizationSchedule( String optimizationSche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